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103cm" fo:margin-left="-0.836cm" fo:margin-right="-0.677cm" table:align="margins"/>
    </style:style>
    <style:style style:name="Table1.A" style:family="table-column">
      <style:table-column-properties style:column-width="2.858cm" style:rel-column-width="9803*"/>
    </style:style>
    <style:style style:name="Table1.B" style:family="table-column">
      <style:table-column-properties style:column-width="2.99cm" style:rel-column-width="10256*"/>
    </style:style>
    <style:style style:name="Table1.C" style:family="table-column">
      <style:table-column-properties style:column-width="13.256cm" style:rel-column-width="454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tatan Menggunakan Babelan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3 des 08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>Perta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in.c</text:p>
            <text:p text:style-name="Table_20_Contents"/>
          </table:table-cell>
          <table:table-cell table:style-name="Table1.C2" office:value-type="string">
            <text:p text:style-name="Table_20_Contents">Coba setup gpio interupt untuk komon_counter</text:p>
            <text:p text:style-name="Table_20_Contents"/>
            <text:p text:style-name="Table_20_Contents">/home/jadid/Mrogram/Babelan/Des_08/lpc2378_uart0_irq_modif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5 des 08</text:p>
          </table:table-cell>
          <table:table-cell table:style-name="Table1.A2" office:value-type="string">
            <text:p text:style-name="Table_20_Contents">FreeRtos</text:p>
          </table:table-cell>
          <table:table-cell table:style-name="Table1.C2" office:value-type="string">
            <text:p text:style-name="Table_20_Contents">Berangkat dari contoh LPC2368 eclipse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init hardware sesuai dengan punya kita yang sudah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link running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rial running</text:p>
            <text:p text:style-name="Table_20_Contents"/>
            <text:p text:style-name="Table_20_Contents">agak bingung saja konsep real time OS dan whileloop bias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 des 08</text:p>
          </table:table-cell>
          <table:table-cell table:style-name="Table1.A2" office:value-type="string">
            <text:p text:style-name="Table_20_Contents">Tinysh</text:p>
          </table:table-cell>
          <table:table-cell table:style-name="Table1.C2" office:value-type="string">
            <text:p text:style-name="Table_20_Contents">Dapat shell sederhana dari <text:a xlink:type="simple" xlink:href="http://sourceforge.net/projects/tinysh">http://sourceforge.net/projects/tinysh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shell.c dari contoh freertos yang blackfi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seperlunya ... hore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ENC</text:p>
            <text:p text:style-name="Table_20_Contents"/>
          </table:table-cell>
          <table:table-cell table:style-name="Table1.C2" office:value-type="string">
            <text:p text:style-name="Table_20_Contents">Deteksi sudah O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</text:p>
          </table:table-cell>
          <table:table-cell table:style-name="Table1.C2" office:value-type="string">
            <text:p text:style-name="Table_20_Contents">ARP ping sudah OK</text:p>
            <text:p text:style-name="Table_20_Contents">sementara IP masih di hardcoded</text:p>
            <text:p text:style-name="Table_20_Contents"/>
            <text:p text:style-name="Table_20_Contents">jika vTaskDelay = 100 dapat reply rata2 50 – 130 mS</text:p>
            <text:p text:style-name="Table_20_Contents">jika vTaskDelay = 10 dapat reply 10 – 100 mS</text:p>
            <text:p text:style-name="Table_20_Contents">jika vTaskDelay = 2 dapat reply 1.1 – 2.8 ms (dari server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bserver</text:p>
            <text:p text:style-name="Table_20_Contents"/>
          </table:table-cell>
          <table:table-cell table:style-name="Table1.C2" office:value-type="string">
            <text:p text:style-name="Table_20_Contents">Simple web server sudah jalan</text:p>
          </table:table-cell>
        </table:table-row>
        <table:table-row>
          <table:table-cell table:style-name="Table1.A2" office:value-type="string">
            <text:p text:style-name="Table_20_Contents">7 des 08</text:p>
          </table:table-cell>
          <table:table-cell table:style-name="Table1.A2" office:value-type="string">
            <text:p text:style-name="Table_20_Contents">Baca tulis onchip flash</text:p>
            <text:p text:style-name="Table_20_Contents"/>
          </table:table-cell>
          <table:table-cell table:style-name="Table1.C2" office:value-type="string">
            <text:p text:style-name="Table_20_Contents">Sudah ok, tinggal format konfigurasiny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ing kalibrasi &amp; IP</text:p>
            <text:p text:style-name="Table_20_Contents"/>
          </table:table-cell>
          <table:table-cell table:style-name="Table1.C2" office:value-type="string">
            <text:p text:style-name="Table_20_Contents">Untuk menghemat memory, kalibrasi ditulis dalam integer, dengan model fraksional. </text:p>
            <text:p text:style-name="Table_20_Contents"/>
            <text:p text:style-name="Table_20_Contents">Misalnya :</text:p>
            <text:p text:style-name="Table_20_Contents"><text:soft-page-break/></text:p>
            <text:p text:style-name="Table_20_Contents">1000 = 1.000</text:p>
            <text:p text:style-name="Table_20_Contents">1213 = 1.213</text:p>
            <text:p text:style-name="Table_20_Contents"/>
            <text:p text:style-name="Table_20_Contents">atau harus dibagi seribu, dengan 3 angka dibelakang kom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Coba menggunakan gnu eabi, tidak bisa !!!</text:p>
            <text:p text:style-name="Table_20_Contents"/>
            <text:p text:style-name="Table_20_Contents">bisa ternyata exidx nya salah naruh di ram, harusnya di flash (lihat linker scripts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Ternyata gara2 gcc buat arm nya versi 4.1.1 tidak bisa.</text:p>
            <text:p text:style-name="Table_20_Contents"/>
            <text:p text:style-name="Table_20_Contents">Pas diganti ke gcc 4.1.0 malah OK.</text:p>
            <text:p text:style-name="Table_20_Contents"/>
            <text:p text:style-name="Table_20_Contents">Di download dari </text:p>
            <text:p text:style-name="Table_20_Contents"><text:a xlink:type="simple" xlink:href="http://www.mikrocontroller.net/articles/ARM_GCC_toolchain_for_Linux_and_Mac_OS_X#Download">http://www.mikrocontroller.net/articles/ARM_GCC_toolchain_for_Linux_and_Mac_OS_X#Download</text:a></text:p>
            <text:p text:style-name="Table_20_Contents"/>
            <text:p text:style-name="Table_20_Contents">ditaruh di sever sebagai arm-toolchain-linux-2.tar.bz2 di</text:p>
            <text:p text:style-name="Table_20_Contents"><text:a xlink:type="simple" xlink:href="smb://192.168.1.13/gede-2/Rock%20&amp;%20Dangdut/Mrogram%20LPC/TOOLCHAIN">smb://192.168.1.13/gede-2/Rock%20&amp;%20Dangdut/Mrogram%20LPC/TOOLCHAIN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9 Des 08</text:p>
          </table:table-cell>
          <table:table-cell table:style-name="Table1.A2" office:value-type="string">
            <text:p text:style-name="Table_20_Contents">Pindahkan toolchain</text:p>
          </table:table-cell>
          <table:table-cell table:style-name="Table1.C2" office:value-type="string">
            <text:p text:style-name="Table_20_Contents">Pindahkan toolchain ke /usr/local/arm_gc2</text:p>
            <text:p text:style-name="Table_20_Contents"/>
            <text:p text:style-name="Table_20_Contents">edit .bashrc dengan menambahkan berikut :</text:p>
            <text:p text:style-name="Table_20_Contents"/>
            <text:p text:style-name="Table_20_Contents">export PATH=$PATH:/usr/local/arm_gc2/bin:</text:p>
            <text:p text:style-name="Table_20_Contents"/>
            <text:p text:style-name="Table_20_Contents">export PATH=$PATH:/usr/local/arm_gc2/bin: </text:p>
            <text:p text:style-name="Table_20_Contents"/>
            <text:p text:style-name="Table_20_Contents">harus dipasang di .profile &amp; .bashrc</text:p>
            <text:p text:style-name="Table_20_Contents"/>
            <text:p text:style-name="Table_20_Contents">install sun-java6-j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>Config</text:p>
          </table:table-cell>
          <table:table-cell table:style-name="Table1.C2" office:value-type="string">
            <text:p text:style-name="Table_20_Contents"/>
            <text:p text:style-name="Table_20_Contents">Jika trace facility di enable, minimum 37 KB. Jika tidak, hanya 8kB</text:p>
            <text:p text:style-name="Table_20_Contents"/>
            <text:p text:style-name="Table_20_Contents">fungsi2 printf sekarang berjalan dengan baik !!</text:p>
            <text:p text:style-name="Table_20_Contents">hanya karena </text:p>
            <text:p text:style-name="P1">configUSE_TICK_HOOK dimatikan (0) </text:p>
            <text:p text:style-name="P1">dan </text:p>
            <text:p text:style-name="P1">configUSE_TRACE_FACILITY juga dimatik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0 des 08</text:p>
          </table:table-cell>
          <table:table-cell table:style-name="Table1.A2" office:value-type="string">
            <text:p text:style-name="Table_20_Contents">Memory</text:p>
          </table:table-cell>
          <table:table-cell table:style-name="Table1.C2" office:value-type="string">
            <text:p text:style-name="Table_20_Contents">Menggunakan onchip ram eth untuk buffer UIP.</text:p>
            <text:p text:style-name="Table_20_Contents"/>
            <text:p text:style-name="Table_20_Contents"><text:soft-page-break/>Edit uip.c pada line 205 dan uip.h pada line 1250.</text:p>
            <text:p text:style-name="Table_20_Contents"/>
            <text:p text:style-name="Table_20_Contents">uip_init() juga diubah</text:p>
            <text:p text:style-name="Table_20_Contents"/>
            <text:p text:style-name="Table_20_Contents">malah sering proble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 Des 0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pan text:style-name="T1">Menggunakan Babelan</text:span> </text:p>
            <text:p text:style-name="Table_20_Contents">sebenarnya sudah dimulai sejak awal, tapi belum dimanualkan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direktori dari folder demo freeRTOS ke folder konter_1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.c</text:p>
          </table:table-cell>
          <table:table-cell table:style-name="Table1.C2" office:value-type="string">
            <text:p text:style-name="Table_20_Contents">Menggunakan ethram untuk buffer macam2.</text:p>
            <text:p text:style-name="Table_20_Contents"/>
            <text:p text:style-name="Table_20_Contents">Rupanya dengan menerapkan section jadi OK.</text:p>
            <text:p text:style-name="Table_20_Contents"/>
            <text:p text:style-name="Table_20_Contents">Kasih <text:s/>__attribute__ ((section (".eth_test"))); pada variablenya dan declare section tersbut pada lingker scriptnya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3 Des 08</text:p>
          </table:table-cell>
          <table:table-cell table:style-name="Table1.A2" office:value-type="string">
            <text:p text:style-name="Table_20_Contents">Enviro.c</text:p>
          </table:table-cell>
          <table:table-cell table:style-name="Table1.C2" office:value-type="string">
            <text:p text:style-name="Table_20_Contents">Jika struct environtment ditaruh di seksi ram lain, tulis ke flash jadi error.</text:p>
            <text:p text:style-name="Table_20_Contents">Error 4 = SRC_ADDR_NOT_MAPPED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env</text:p>
            <text:p text:style-name="Table_20_Contents"/>
          </table:table-cell>
          <table:table-cell table:style-name="Table1.C2" office:value-type="string">
            <text:p text:style-name="Table_20_Contents">Untuk setting IP</text:p>
            <text:p text:style-name="P2">setenv ipaddr 192.168.1.21</text:p>
            <text:p text:style-name="P2"/>
            <text:p text:style-name="P3">Untuk setting gateway</text:p>
            <text:p text:style-name="P2">setenv gateway 192.168.1.113</text:p>
            <text:p text:style-name="P2"/>
            <text:p text:style-name="P3">Untuk setting nama board</text:p>
            <text:p text:style-name="P2">setenv nama board_kontrol_A</text:p>
            <text:p text:style-name="P2">** nama tidak boleh ada spasi</text:p>
            <text:p text:style-name="P2"/>
            <text:p text:style-name="P3">Untuk setting keterangan kanal</text:p>
            <text:p text:style-name="P2">setenv kanal 2 ket ini_sensor_kanal_2</text:p>
            <text:p text:style-name="Table_20_Contents">** 2 adalah nomer kanal, maksimum 20</text:p>
            <text:p text:style-name="Table_20_Contents">** keterangan kanal tidak boleh ada spasi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PC2367</text:p>
            <text:p text:style-name="Table_20_Contents">lihat direktori</text:p>
            <text:p text:style-name="Table_20_Contents">komon_2367</text:p>
            <text:p text:style-name="Table_20_Contents"/>
          </table:table-cell>
          <table:table-cell table:style-name="Table1.C2" office:value-type="string">
            <text:p text:style-name="Table_20_Contents">Hehe ... ternyata langsung bisa</text:p>
            <text:p text:style-name="Table_20_Contents">Hanya led blinknya malah yang belum bisa</text:p>
            <text:p text:style-name="Table_20_Contents"/>
            <text:p text:style-name="Table_20_Contents">ethernet juga langsung bisa.</text:p>
            <text:p text:style-name="Table_20_Contents"/>
            <text:p text:style-name="Table_20_Contents">Ternyata hanya beda port led. </text:p>
            <text:p text:style-name="Table_20_Contents"/>
            <text:p text:style-name="Table_20_Contents">Sudah OK sekarang</text:p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4 des 08</text:p>
          </table:table-cell>
          <table:table-cell table:style-name="Table1.A2" office:value-type="string">
            <text:p text:style-name="Table_20_Contents">LCD</text:p>
          </table:table-cell>
          <table:table-cell table:style-name="Table1.C2" office:value-type="string">
            <text:p text:style-name="Table_20_Contents">Memory sangat terbatas sehingga tidak mungkin menggunakan model queue.</text:p>
            <text:p text:style-name="Table_20_Contents"/>
            <text:p text:style-name="Table_20_Contents">Coba menggunakan semaphore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9 Jan 0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uffer qeue (uart) dipindah ke memory General purpose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14 jan 09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t_titik 22 4 5 → set titik 22, sumber = 4 dan kanal = 5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urkan jadid</meta:initial-creator>
    <meta:creation-date>2008-12-03T14:27:38</meta:creation-date>
    <dc:creator>furkan jadid</dc:creator>
    <dc:date>2009-01-14T10:20:49</dc:date>
    <meta:editing-cycles>40</meta:editing-cycles>
    <meta:editing-duration>P5DT5H25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06" meta:word-count="536" meta:character-count="3291"/>
  </office:meta>
</office:document-meta>
</file>